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adornments="10 Regular" style:font-pitch="fixed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abf4" officeooo:paragraph-rsid="001aabf4"/>
    </style:style>
    <style:style style:name="P2" style:family="paragraph" style:parent-style-name="Text_20_body">
      <style:text-properties officeooo:paragraph-rsid="001ccca6"/>
    </style:style>
    <style:style style:name="P3" style:family="paragraph" style:parent-style-name="Subtitle">
      <style:text-properties officeooo:rsid="001aabf4" officeooo:paragraph-rsid="001aabf4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officeooo:rsid="001bcb7a" officeooo:paragraph-rsid="001ccca6"/>
    </style:style>
    <style:style style:name="P5" style:family="paragraph" style:parent-style-name="Text_20_body" style:list-style-name="L1">
      <style:text-properties fo:font-style="normal" officeooo:rsid="001aabf4" officeooo:paragraph-rsid="001aabf4" style:font-style-asian="normal" style:font-style-complex="normal"/>
    </style:style>
    <style:style style:name="P6" style:family="paragraph" style:parent-style-name="Text_20_body" style:list-style-name="L2">
      <style:text-properties officeooo:rsid="001aabf4" officeooo:paragraph-rsid="001aabf4"/>
    </style:style>
    <style:style style:name="P7" style:family="paragraph" style:parent-style-name="Heading_20_1">
      <style:text-properties officeooo:rsid="001aabf4" officeooo:paragraph-rsid="001ccca6"/>
    </style:style>
    <style:style style:name="P8" style:family="paragraph" style:parent-style-name="Heading_20_1">
      <style:text-properties officeooo:rsid="001aabf4" officeooo:paragraph-rsid="001aabf4"/>
    </style:style>
    <style:style style:name="P9" style:family="paragraph" style:parent-style-name="Title">
      <style:text-properties officeooo:rsid="001aabf4" officeooo:paragraph-rsid="001aabf4"/>
    </style:style>
    <style:style style:name="T1" style:family="text">
      <style:text-properties officeooo:rsid="001aab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bfa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abf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adornments="10 Regular" style:font-pitch="fixed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adea" fo:font-family="Calade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style-name="Regular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alutation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atin Modern Mono" fo:font-family="'Latin Modern Mono'" style:font-style-name="10 Regular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2:16:31.635512614</meta:creation-date>
    <dc:date>2020-07-19T12:37:52.266130831</dc:date>
    <meta:editing-duration>PT8M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